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5EC0000039C96C0903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Print" svg:font-family="'Segoe Print'" style:font-adornments="Normal" style:font-pitch="variable"/>
    <style:font-face style:name="Andalus" svg:font-family="Andalu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haroni" svg:font-family="Aharon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fo:min-height="2.727cm"/>
    </style:style>
    <style:style style:name="P1" style:family="paragraph">
      <style:paragraph-properties fo:text-align="center"/>
    </style:style>
    <style:style style:name="P2" style:family="paragraph">
      <style:text-properties fo:color="#666633" style:font-name="Segoe Print" fo:font-size="22pt" fo:text-shadow="1pt 1pt" fo:font-weight="bold" style:font-size-asian="22pt" style:font-weight-asian="bold" style:font-size-complex="22pt" style:font-weight-complex="bold"/>
    </style:style>
    <style:style style:name="T1" style:family="text">
      <style:text-properties fo:color="#666633" style:font-name="Segoe Print" fo:font-size="22pt" fo:text-shadow="1pt 1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666cm" svg:height="16.861cm" svg:x="1.001cm" svg:y="1.069cm">
          <draw:image xlink:href="Pictures/10000201000005EC0000039C96C09038.png" xlink:type="simple" xlink:show="embed" xlink:actuate="onLoad">
            <text:p/>
          </draw:image>
        </draw:frame>
        <draw:frame draw:style-name="gr2" draw:text-style-name="P2" draw:layer="layout" svg:width="7.959cm" svg:height="2.977cm" svg:x="20.275cm" svg:y="8.493cm">
          <draw:text-box>
            <text:p text:style-name="P2"><text:span text:style-name="T1">PRODUCTION DE DONNE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Print" svg:font-family="'Segoe Print'" style:font-adornments="Normal" style:font-pitch="variable"/>
    <style:font-face style:name="Andalus" svg:font-family="Andalu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haroni" svg:font-family="Aharon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0T13:36:25.714000000</meta:creation-date>
    <dc:date>2017-10-30T13:56:26.773000000</dc:date>
    <meta:editing-duration>PT2M1S</meta:editing-duration>
    <meta:editing-cycles>1</meta:editing-cycles>
    <meta:document-statistic meta:object-count="2"/>
    <meta:generator>LibreOffice/4.3.7.2$Windows_x86 LibreOffice_project/8a35821d8636a03b8bf4e15b48f59794652c68ba</meta:generator>
  </office:meta>
</office:document-meta>
</file>